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Menu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DisabledClass( String dis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EnabledClass( String enabl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electManyMenu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Properties( UIComponent compon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SelectManyMenu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Menu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